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7806" officeooo:paragraph-rsid="001b7806"/>
    </style:style>
    <style:style style:name="P2" style:family="paragraph" style:parent-style-name="Standard">
      <style:text-properties officeooo:rsid="001bec30" officeooo:paragraph-rsid="001bec30"/>
    </style:style>
    <style:style style:name="P3" style:family="paragraph" style:parent-style-name="Standard">
      <style:text-properties fo:font-weight="normal" officeooo:rsid="001bec30" officeooo:paragraph-rsid="001bec30" style:font-weight-asian="normal" style:font-weight-complex="normal"/>
    </style:style>
    <style:style style:name="P4" style:family="paragraph" style:parent-style-name="Standard">
      <style:text-properties fo:font-weight="normal" officeooo:rsid="001cc516" officeooo:paragraph-rsid="001cc516" style:font-weight-asian="normal" style:font-weight-complex="normal"/>
    </style:style>
    <style:style style:name="P5" style:family="paragraph" style:parent-style-name="Standard">
      <style:text-properties fo:font-weight="normal" officeooo:rsid="001e074f" officeooo:paragraph-rsid="001e074f" style:font-weight-asian="normal" style:font-weight-complex="normal"/>
    </style:style>
    <style:style style:name="P6" style:family="paragraph" style:parent-style-name="Standard">
      <style:text-properties fo:font-weight="normal" officeooo:rsid="001e074f" officeooo:paragraph-rsid="001f727d" style:font-weight-asian="normal" style:font-weight-complex="normal"/>
    </style:style>
    <style:style style:name="P7" style:family="paragraph" style:parent-style-name="Standard">
      <style:text-properties fo:font-weight="normal" officeooo:rsid="001f122e" officeooo:paragraph-rsid="001f122e" style:font-weight-asian="normal" style:font-weight-complex="normal"/>
    </style:style>
    <style:style style:name="P8" style:family="paragraph" style:parent-style-name="Standard">
      <style:text-properties fo:font-weight="normal" officeooo:rsid="0005b468" officeooo:paragraph-rsid="001f727d" style:font-weight-asian="normal" style:font-weight-complex="normal"/>
    </style:style>
    <style:style style:name="P9" style:family="paragraph" style:parent-style-name="Standard">
      <style:text-properties fo:font-weight="normal" officeooo:rsid="0005b468" officeooo:paragraph-rsid="001f727d" style:font-weight-asian="normal" style:font-weight-complex="normal"/>
    </style:style>
    <style:style style:name="P10" style:family="paragraph" style:parent-style-name="Preformatted_20_Text">
      <style:text-properties fo:font-weight="normal" officeooo:rsid="0005b468" officeooo:paragraph-rsid="001f727d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5b468" style:font-weight-asian="normal" style:font-weight-complex="normal"/>
    </style:style>
    <style:style style:name="T3" style:family="text">
      <style:text-properties officeooo:rsid="000a44a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in@trn2028:~$ pkill firefox </text:p>
      <text:p text:style-name="P1">train@trn2028:~$ git clone https://github.com/jjudea/jja_training.git </text:p>
      <text:p text:style-name="P1">Cloning into 'jja_training'... </text:p>
      <text:p text:style-name="P1">remote: Counting objects: 3, done. </text:p>
      <text:p text:style-name="P1">remote: Total 3 (delta 0), reused 0 (delta 0), pack-reused 0 </text:p>
      <text:p text:style-name="P1">Unpacking objects: 100% (3/3), done. </text:p>
      <text:p text:style-name="P1">Checking connectivity... done. </text:p>
      <text:p text:style-name="P1">train@trn2028:~$ <text:span text:style-name="T1">pwd </text:span></text:p>
      <text:p text:style-name="P1">/home/train </text:p>
      <text:p text:style-name="P1">train@trn2028:~$ <text:span text:style-name="T1">ls </text:span></text:p>
      <text:p text:style-name="P1">apache-maven-3.3.9 <text:s/>Downloads <text:s text:c="8"/>index.html <text:s text:c="3"/>Music <text:s text:c="4"/>Templates </text:p>
      <text:p text:style-name="P1">Desktop <text:s text:c="12"/>examples.desktop <text:s/>java <text:s text:c="9"/>Pictures <text:s/>Videos </text:p>
      <text:p text:style-name="P1">Documents <text:s text:c="10"/>ge <text:s text:c="15"/>jja_training <text:s/>Public </text:p>
      <text:p text:style-name="P1">train@trn2028:~$ <text:span text:style-name="T1">cd jja* </text:span></text:p>
      <text:p text:style-name="P1">train@trn2028:~/jja_training$ <text:span text:style-name="T1">pwd </text:span></text:p>
      <text:p text:style-name="P1">/home/train/jja_training </text:p>
      <text:p text:style-name="P1">train@trn2028:~/jja_training$ <text:span text:style-name="T1">ls </text:span></text:p>
      <text:p text:style-name="P1">README.md </text:p>
      <text:p text:style-name="P1">train@trn2028:~/jja_training$ <text:span text:style-name="T1">ls -la </text:span></text:p>
      <text:p text:style-name="P1">total 16 </text:p>
      <text:p text:style-name="P1">drwxrwxr-x <text:s/>3 train train 4096 Sep 27 12:11 . </text:p>
      <text:p text:style-name="P1">drwxr-xr-x 25 train train 4096 Sep 27 12:11 .. </text:p>
      <text:p text:style-name="P1">drwxrwxr-x <text:s/>8 train train 4096 Sep 27 12:11 .git </text:p>
      <text:p text:style-name="P1">-rw-rw-r-- <text:s/>1 train train <text:s text:c="2"/>14 Sep 27 12:11 README.md </text:p>
      <text:p text:style-name="P1">train@trn2028:~/jja_training$ <text:span text:style-name="T1">cd .git </text:span></text:p>
      <text:p text:style-name="P1">train@trn2028:~/jja_training/.git$ <text:span text:style-name="T1">ls -l </text:span></text:p>
      <text:p text:style-name="P1">total 44 </text:p>
      <text:p text:style-name="P1">drwxrwxr-x 2 train train 4096 Sep 27 12:11 branches </text:p>
      <text:p text:style-name="P1">-rw-rw-r-- 1 train train <text:s/>267 Sep 27 12:11 config </text:p>
      <text:p text:style-name="P1">-rw-rw-r-- 1 train train <text:s text:c="2"/>73 Sep 27 12:11 description </text:p>
      <text:p text:style-name="P1">-rw-rw-r-- 1 train train <text:s text:c="2"/>23 Sep 27 12:11 HEAD </text:p>
      <text:p text:style-name="P1">drwxrwxr-x 2 train train 4096 Sep 27 12:11 hooks </text:p>
      <text:p text:style-name="P1">-rw-rw-r-- 1 train train <text:s/>104 Sep 27 12:11 index </text:p>
      <text:p text:style-name="P1">drwxrwxr-x 2 train train 4096 Sep 27 12:11 info </text:p>
      <text:p text:style-name="P1">drwxrwxr-x 3 train train 4096 Sep 27 12:11 logs </text:p>
      <text:p text:style-name="P1">drwxrwxr-x 7 train train 4096 Sep 27 12:11 objects </text:p>
      <text:p text:style-name="P1">-rw-rw-r-- 1 train train <text:s/>107 Sep 27 12:11 packed-refs </text:p>
      <text:p text:style-name="P1">drwxrwxr-x 5 train train 4096 Sep 27 12:11 refs </text:p>
      <text:p text:style-name="P1">train@trn2028:~/jja_training/.git$ <text:span text:style-name="T1">cd .. </text:span></text:p>
      <text:p text:style-name="P1">train@trn2028:~/jja_training$ <text:span text:style-name="T1">pwd </text:span></text:p>
      <text:p text:style-name="P1">/home/train/jja_training </text:p>
      <text:p text:style-name="P1">train@trn2028:~/jja_training$ <text:span text:style-name="T1">touch Myfile.java </text:span></text:p>
      <text:p text:style-name="P1">train@trn2028:~/jja_training$ ls -l </text:p>
      <text:p text:style-name="P1">total 4 </text:p>
      <text:p text:style-name="P1">-rw-rw-r-- 1 train train <text:s/>0 Sep 27 12:12 Myfile.java </text:p>
      <text:p text:style-name="P1">-rw-rw-r-- 1 train train 14 Sep 27 12:11 README.md </text:p>
      <text:p text:style-name="P1">train@trn2028:~/jja_training$ <text:span text:style-name="T1">git status </text:span></text:p>
      <text:p text:style-name="P1">On branch master </text:p>
      <text:p text:style-name="P1">Your branch is up-to-date with 'origin/master'. </text:p>
      <text:p text:style-name="P1"><text:soft-page-break/><text:s/></text:p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Myfile.java </text:p>
      <text:p text:style-name="P1"/>
      <text:p text:style-name="P1">nothing added to commit but untracked files present (use "git add" to track) </text:p>
      <text:p text:style-name="P1">train@trn2028:~/jja_training$ <text:span text:style-name="T1">touch NewFile.java </text:span></text:p>
      <text:p text:style-name="P1">train@trn2028:~/jja_training$ <text:span text:style-name="T1">ls </text:span></text:p>
      <text:p text:style-name="P1">Myfile.java <text:s/>NewFile.java <text:s/>README.md </text:p>
      <text:p text:style-name="P1">train@trn2028:~/jja_training$ <text:span text:style-name="T1">git status </text:span></text:p>
      <text:p text:style-name="P1">On branch master </text:p>
      <text:p text:style-name="P1">Your branch is up-to-date with 'origin/master'. </text:p>
      <text:p text:style-name="P1"/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Myfile.java </text:p>
      <text:p text:style-name="P1"><text:tab/>NewFile.java </text:p>
      <text:p text:style-name="P1"/>
      <text:p text:style-name="P1">nothing added to commit but untracked files present (use "git add" to track) </text:p>
      <text:p text:style-name="P1">train@trn2028:~/jja_training$ <text:span text:style-name="T1">git add Myfile.java </text:span></text:p>
      <text:p text:style-name="P1">train@trn2028:~/jja_training$ <text:span text:style-name="T1">git status </text:span></text:p>
      <text:p text:style-name="P1">On branch master </text:p>
      <text:p text:style-name="P1">Your branch is up-to-date with 'origin/master'. </text:p>
      <text:p text:style-name="P1"/>
      <text:p text:style-name="P1">Changes to be committed: </text:p>
      <text:p text:style-name="P1"><text:s text:c="2"/>(use "git reset HEAD &lt;file&gt;..." to unstage) </text:p>
      <text:p text:style-name="P1"/>
      <text:p text:style-name="P1"><text:tab/>new file: <text:s text:c="2"/>Myfile.java </text:p>
      <text:p text:style-name="P1"/>
      <text:p text:style-name="P1">Untracked files: </text:p>
      <text:p text:style-name="P1"><text:s text:c="2"/>(use "git add &lt;file&gt;..." to include in what will be committed) </text:p>
      <text:p text:style-name="P1"/>
      <text:p text:style-name="P1"><text:tab/>NewFile.java </text:p>
      <text:p text:style-name="P1"/>
      <text:p text:style-name="P1">train@trn2028:~/jja_training$ <text:span text:style-name="T1">git commit -m "Created new source file for training" </text:span></text:p>
      <text:p text:style-name="P1">[master 764ab02] Created new source file for training </text:p>
      <text:p text:style-name="P1"><text:s/>1 file changed, 0 insertions(+), 0 deletions(-) </text:p>
      <text:p text:style-name="P1"><text:s/>create mode 100644 Myfile.java </text:p>
      <text:p text:style-name="P1">train@trn2028:~/jja_training$ </text:p>
      <text:p text:style-name="P1"/>
      <text:p text:style-name="P1">train@trn2028:~/jja_training$ <text:span text:style-name="T1">env </text:span></text:p>
      <text:p text:style-name="P1">SSH_AGENT_PID=5664 </text:p>
      <text:p text:style-name="P1">XDG_SESSION_ID=c5 </text:p>
      <text:p text:style-name="P1">GLADE_PIXMAP_PATH=: </text:p>
      <text:p text:style-name="P1">TERM=xterm </text:p>
      <text:p text:style-name="P1">SHELL=/bin/bash </text:p>
      <text:p text:style-name="P1">XDG_MENU_PREFIX=xfce- </text:p>
      <text:p text:style-name="P1"><text:soft-page-break/>VTE_VERSION=3409 </text:p>
      <text:p text:style-name="P1">WINDOWID=48234505 </text:p>
      <text:p text:style-name="P1">NO_PROXY=localhost,127.0.0.0/8,::1 </text:p>
      <text:p text:style-name="P1">USER=train </text:p>
      <text:p text:style-name="P1">http_proxy=http://10.19.16.165:8080/ </text:p>
      <text:p text:style-name="P1">LS_COLORS=rs=0:di=01;34:ln=01;36:mh=00:pi=40;33:so=01;35:do=01;35:bd=40;33;01:cd=40;33;01:or=40;31;01:su=37;41:sg=30;43:ca=30;41:tw=30;42:ow=34;42:st=37;44:ex=01;32:*.tar=01;31:*.tgz=01;31:*.arj=01;31:*.taz=01;31:*.lzh=01;31:*.lzma=01;31:*.tlz=01;31:*.txz=01;31:*.zip=01;31:*.z=01;31:*.Z=01;31:*.dz=01;31:*.gz=01;31:*.lz=01;31:*.xz=01;31:*.bz2=01;31:*.bz=01;31:*.tbz=01;31:*.tbz2=01;31:*.tz=01;31:*.deb=01;31:*.rpm=01;31:*.jar=01;31:*.war=01;31:*.ear=01;31:*.sar=01;31:*.rar=01;31:*.ace=01;31:*.zoo=01;31:*.cpio=01;31:*.7z=01;31:*.rz=01;31:*.jpg=01;35:*.jpeg=01;35:*.gif=01;35:*.bmp=01;35:*.pbm=01;35:*.pgm=01;35:*.ppm=01;35:*.tga=01;35:*.xbm=01;35:*.xpm=01;35:*.tif=01;35:*.tiff=01;35:*.png=01;35:*.svg=01;35:*.svgz=01;35:*.mng=01;35:*.pcx=01;35:*.mov=01;35:*.mpg=01;35:*.mpeg=01;35:*.m2v=01;35:*.mkv=01;35:*.webm=01;35:*.ogm=01;35:*.mp4=01;35:*.m4v=01;35:*.mp4v=01;35:*.vob=01;35:*.qt=01;35:*.nuv=01;35:*.wmv=01;35:*.asf=01;35:*.rm=01;35:*.rmvb=01;35:*.flc=01;35:*.avi=01;35:*.fli=01;35:*.flv=01;35:*.gl=01;35:*.dl=01;35:*.xcf=01;35:*.xwd=01;35:*.yuv=01;35:*.cgm=01;35:*.emf=01;35:*.axv=01;35:*.anx=01;35:*.ogv=01;35:*.ogx=01;35:*.aac=00;36:*.au=00;36:*.flac=00;36:*.mid=00;36:*.midi=00;36:*.mka=00;36:*.mp3=00;36:*.mpc=00;36:*.ogg=00;36:*.ra=00;36:*.wav=00;36:*.axa=00;36:*.oga=00;36:*.spx=00;36:*.xspf=00;36: </text:p>
      <text:p text:style-name="P1">GLADE_MODULE_PATH=: </text:p>
      <text:p text:style-name="P1">SSH_AUTH_SOCK=/tmp/ssh-SQRXRncqqffb/agent.5663 </text:p>
      <text:p text:style-name="P1">ftp_proxy=http://10.19.16.165:8080/ </text:p>
      <text:p text:style-name="P1">FTP_PROXY=http://10.19.16.165:8080/ </text:p>
      <text:p text:style-name="P1">SESSION_MANAGER=local/trn2028:@/tmp/.ICE-unix/5653,unix/trn2028:/tmp/.ICE-unix/5653 </text:p>
      <text:p text:style-name="P1">XDG_CONFIG_DIRS=/etc/xdg </text:p>
      <text:p text:style-name="P1">ALL_PROXY=socks://10.19.16.165:8080/ </text:p>
      <text:p text:style-name="P1">all_proxy=socks://10.19.16.165:8080/ </text:p>
      <text:p text:style-name="P1">PATH=/bin:/usr/bin:/usr/X11R6/bin:/usr/local/bin </text:p>
      <text:p text:style-name="P1">DESKTOP_SESSION=xfce </text:p>
      <text:p text:style-name="P1">PWD=/home/train/jja_training </text:p>
      <text:p text:style-name="P1">LANG=en_US.UTF-8 </text:p>
      <text:p text:style-name="P1">https_proxy=http://10.19.16.165:8080/ </text:p>
      <text:p text:style-name="P1">HTTPS_PROXY=http://10.19.16.165:8080/ </text:p>
      <text:p text:style-name="P1">SHLVL=1 </text:p>
      <text:p text:style-name="P1">HOME=/home/train </text:p>
      <text:p text:style-name="P1">no_proxy=localhost,127.0.0.0/8,::1 </text:p>
      <text:p text:style-name="P1">HTTP_PROXY=http://10.19.16.165:8080/ </text:p>
      <text:p text:style-name="P1">XDG_DATA_DIRS=/usr/local/share:/usr/share </text:p>
      <text:p text:style-name="P1">DBUS_SESSION_BUS_ADDRESS=unix:abstract=/tmp/dbus-CSEsSFWUX7,guid=65f6ac7f4ade89e3a86e727757ea1392 </text:p>
      <text:p text:style-name="P1">UID=1001 </text:p>
      <text:p text:style-name="P1">LESSOPEN=| /bin/lesspipe %s </text:p>
      <text:p text:style-name="P1">XDG_RUNTIME_DIR=/run/user/1001 </text:p>
      <text:p text:style-name="P1">DISPLAY=:12.0 </text:p>
      <text:p text:style-name="P1">GLADE_CATALOG_PATH=: </text:p>
      <text:p text:style-name="P1">XDG_CURRENT_DESKTOP=XFCE </text:p>
      <text:p text:style-name="P1">LESSCLOSE=/bin/lesspipe %s %s </text:p>
      <text:p text:style-name="P1">COLORTERM=gnome-terminal </text:p>
      <text:p text:style-name="P1"><text:soft-page-break/>_=/usr/bin/env </text:p>
      <text:p text:style-name="P1">OLDPWD=/home/train/jja_training/.git </text:p>
      <text:p text:style-name="P1">train@trn2028:~/jja_training$ <text:span text:style-name="T1">env|grep "http" </text:span></text:p>
      <text:p text:style-name="P1">http_proxy=http://10.19.16.165:8080/ </text:p>
      <text:p text:style-name="P1">ftp_proxy=http://10.19.16.165:8080/ </text:p>
      <text:p text:style-name="P1">FTP_PROXY=http://10.19.16.165:8080/ </text:p>
      <text:p text:style-name="P1">https_proxy=http://10.19.16.165:8080/ </text:p>
      <text:p text:style-name="P1">HTTPS_PROXY=http://10.19.16.165:8080/ </text:p>
      <text:p text:style-name="P1">HTTP_PROXY=http://10.19.16.165:8080/ </text:p>
      <text:p text:style-name="P1">train@trn2028:~/jja_training$ <text:span text:style-name="T1">git push origin master </text:span></text:p>
      <text:p text:style-name="P1">Username for 'https://github.com': jjudea </text:p>
      <text:p text:style-name="P1">Password for 'https://jjudea@github.com': </text:p>
      <text:p text:style-name="P1">Counting objects: 4, done. </text:p>
      <text:p text:style-name="P1">Delta compression using up to 2 threads. </text:p>
      <text:p text:style-name="P1">Compressing objects: 100% (2/2), done. </text:p>
      <text:p text:style-name="P1">Writing objects: 100% (3/3), 302 bytes | 0 bytes/s, done. </text:p>
      <text:p text:style-name="P1">Total 3 (delta 0), reused 0 (delta 0) </text:p>
      <text:p text:style-name="P1">To https://github.com/jjudea/jja_training.git </text:p>
      <text:p text:style-name="P1"><text:s text:c="3"/>bf8fbdc..764ab02 <text:s/>master -&gt; master </text:p>
      <text:p text:style-name="P1">train@trn2028:~/jja_training$ </text:p>
      <text:p text:style-name="P1"/>
      <text:p text:style-name="P2">train@trn2028:~/jja_training$ <text:span text:style-name="T1">git config --global user.name "jjudea" </text:span></text:p>
      <text:p text:style-name="P2">train@trn2028:~/jja_training$ <text:span text:style-name="T1">git config --global user.email "</text:span><text:a xlink:type="simple" xlink:href="mailto:jjudea@gmail.com"><text:span text:style-name="T1">jjudea@gmail.com</text:span></text:a>"</text:p>
      <text:p text:style-name="P2">train@trn2028:~/jja_training$ <text:span text:style-name="T1">git checkout -b "jja_newBranch" </text:span></text:p>
      <text:p text:style-name="P3">Switched to a new branch 'jja_newBranch' </text:p>
      <text:p text:style-name="P3"/>
      <text:p text:style-name="P3">train@trn2028:~/jja_training$ <text:span text:style-name="T1">git status </text:span></text:p>
      <text:p text:style-name="P3">On branch jja_newBranch </text:p>
      <text:p text:style-name="P3">Untracked files: </text:p>
      <text:p text:style-name="P3"><text:s text:c="2"/>(use "git add &lt;file&gt;..." to include in what will be committed) </text:p>
      <text:p text:style-name="P3"/>
      <text:p text:style-name="P3"><text:tab/>.~lock.git_commands.odt# </text:p>
      <text:p text:style-name="P3"><text:tab/>NewFile.java </text:p>
      <text:p text:style-name="P3"><text:tab/>git_commands.odt </text:p>
      <text:p text:style-name="P3"/>
      <text:p text:style-name="P3">nothing added to commit but untracked files present (use "git add" to track) </text:p>
      <text:p text:style-name="P3">train@trn2028:~/jja_training$ </text:p>
      <text:p text:style-name="P3"/>
      <text:p text:style-name="P4">train@trn2028:~/jja_training$ vi NewFile.java </text:p>
      <text:p text:style-name="P4">train@trn2028:~/jja_training$ <text:span text:style-name="T1">git add . </text:span></text:p>
      <text:p text:style-name="P4">train@trn2028:~/jja_training$ <text:span text:style-name="T1">git status </text:span></text:p>
      <text:p text:style-name="P4">On branch jja_newBranch </text:p>
      <text:p text:style-name="P4">Changes to be committed: </text:p>
      <text:p text:style-name="P4"><text:s text:c="2"/>(use "git reset HEAD &lt;file&gt;..." to unstage) </text:p>
      <text:p text:style-name="P4"/>
      <text:p text:style-name="P4"><text:tab/>new file: <text:s text:c="2"/>.~lock.git_commands.odt# </text:p>
      <text:p text:style-name="P4"><text:tab/>new file: <text:s text:c="2"/>NewFile.java </text:p>
      <text:p text:style-name="P4"><text:tab/>new file: <text:s text:c="2"/>git_commands.odt </text:p>
      <text:p text:style-name="P4"/>
      <text:p text:style-name="P4"><text:soft-page-break/>train@trn2028:~/jja_training$ <text:span text:style-name="T1">git commit -m "New file add to branch" </text:span></text:p>
      <text:p text:style-name="P4">[jja_newBranch b867d45] New file add to branch </text:p>
      <text:p text:style-name="P4"><text:s/>3 files changed, 2 insertions(+) </text:p>
      <text:p text:style-name="P4"><text:s/>create mode 100644 .~lock.git_commands.odt# </text:p>
      <text:p text:style-name="P4"><text:s/>create mode 100644 NewFile.java </text:p>
      <text:p text:style-name="P4"><text:s/>create mode 100644 git_commands.odt </text:p>
      <text:p text:style-name="P4">train@trn2028:~/jja_training$ </text:p>
      <text:p text:style-name="P4"/>
      <text:p text:style-name="P5">train@trn2028:~/jja_training$ <text:span text:style-name="T1">git push origin jja_newBranch </text:span></text:p>
      <text:p text:style-name="P5">Username for 'https://github.com': jjudea </text:p>
      <text:p text:style-name="P5">Password for 'https://jjudea@github.com': </text:p>
      <text:p text:style-name="P5">Counting objects: 6, done. </text:p>
      <text:p text:style-name="P5">Delta compression using up to 2 threads. </text:p>
      <text:p text:style-name="P5">Compressing objects: 100% (4/4), done. </text:p>
      <text:p text:style-name="P5">Writing objects: 100% (5/5), 32.55 KiB | 0 bytes/s, done. </text:p>
      <text:p text:style-name="P5">Total 5 (delta 0), reused 0 (delta 0) </text:p>
      <text:p text:style-name="P5">To https://github.com/jjudea/jja_training.git </text:p>
      <text:p text:style-name="P5"><text:s/>* [new branch] <text:s text:c="5"/>jja_newBranch -&gt; jja_newBranch </text:p>
      <text:p text:style-name="P5">train@trn2028:~/jja_training$ </text:p>
      <text:p text:style-name="P5"/>
      <text:p text:style-name="P7">train@trn2028:~/jja_training/SpringBootMicroservice-master$ <text:span text:style-name="T1">pwd</text:span> </text:p>
      <text:p text:style-name="P7">/home/train/jja_training/SpringBootMicroservice-master </text:p>
      <text:p text:style-name="P7">train@trn2028:~/jja_training/SpringBootMicroservice-master$ <text:span text:style-name="T1">ls</text:span> </text:p>
      <text:p text:style-name="P7">pom.xml <text:s/>README.md <text:s/>src </text:p>
      <text:p text:style-name="P7">train@trn2028:~/jja_training/SpringBootMicroservice-master$ <text:span text:style-name="T1">cd .. </text:span></text:p>
      <text:p text:style-name="P7">train@trn2028:~/jja_training$ <text:span text:style-name="T1">git add SpringBootMicroservice-master </text:span></text:p>
      <text:p text:style-name="P7">train@trn2028:~/jja_training$ <text:span text:style-name="T1">git status </text:span></text:p>
      <text:p text:style-name="P7">On branch jja_newBranch </text:p>
      <text:p text:style-name="P7">Changes to be committed: </text:p>
      <text:p text:style-name="P7"><text:s text:c="2"/>(use "git reset HEAD &lt;file&gt;..." to unstage) </text:p>
      <text:p text:style-name="P7"/>
      <text:p text:style-name="P7"><text:tab/>new file: <text:s text:c="2"/>SpringBootMicroservice-master/.gitignore </text:p>
      <text:p text:style-name="P7"><text:tab/>new file: <text:s text:c="2"/>SpringBootMicroservice-master/README.md </text:p>
      <text:p text:style-name="P7"><text:tab/>new file: <text:s text:c="2"/>SpringBootMicroservice-master/pom.xml </text:p>
      <text:p text:style-name="P7"><text:tab/>new file: <text:s text:c="2"/>SpringBootMicroservice-master/src/main/java/com/xebia/Application.java </text:p>
      <text:p text:style-name="P7"><text:tab/>new file: <text:s text:c="2"/>SpringBootMicroservice-master/src/main/java/com/xebia/controller/EmployeeController.java </text:p>
      <text:p text:style-name="P7"><text:tab/>new file: <text:s text:c="2"/>SpringBootMicroservice-master/src/main/java/com/xebia/domain/Employee.java </text:p>
      <text:p text:style-name="P7"><text:tab/>new file: <text:s text:c="2"/>SpringBootMicroservice-master/src/main/java/com/xebia/repository/EmployeeRepository.java </text:p>
      <text:p text:style-name="P7"><text:tab/>new file: <text:s text:c="2"/>SpringBootMicroservice-master/src/main/java/com/xebia/service/EmployeeService.java </text:p>
      <text:p text:style-name="P7"><text:tab/>new file: <text:s text:c="2"/>SpringBootMicroservice-master/src/main/java/com/xebia/service/EmployeeServiceBean.java </text:p>
      <text:p text:style-name="P7"><text:tab/>new file: <text:s text:c="2"/>SpringBootMicroservice-master/src/main/resources/config/application.properties </text:p>
      <text:p text:style-name="P7"><text:tab/>new file: <text:s text:c="2"/>SpringBootMicroservice-master/src/main/resources/data/hsqldb/data.sql </text:p>
      <text:p text:style-name="P7"><text:tab/>new file: <text:s text:c="2"/>SpringBootMicroservice-master/src/main/resources/data/hsqldb/schema.sql </text:p>
      <text:p text:style-name="P7"><text:tab/>new file: <text:s text:c="2"/>SpringBootMicroservice-master/src/test/java/com/xebia/service/EmployeeControllerTest.java </text:p>
      <text:p text:style-name="P7"><text:soft-page-break/><text:tab/>new file: <text:s text:c="2"/>SpringBootMicroservice-master/src/test/java/com/xebia/service/EmployeeServiceTests.java </text:p>
      <text:p text:style-name="P7"/>
      <text:p text:style-name="P7">Changes not staged for commit: </text:p>
      <text:p text:style-name="P7"><text:s text:c="2"/>(use "git add &lt;file&gt;..." to update what will be committed) </text:p>
      <text:p text:style-name="P7"><text:s text:c="2"/>(use "git checkout -- &lt;file&gt;..." to discard changes in working directory) </text:p>
      <text:p text:style-name="P7"/>
      <text:p text:style-name="P7"><text:tab/>modified: <text:s text:c="2"/>.~lock.git_commands.odt# </text:p>
      <text:p text:style-name="P7"><text:tab/>modified: <text:s text:c="2"/>git_commands.odt </text:p>
      <text:p text:style-name="P7"/>
      <text:p text:style-name="P7">train@trn2028:~/jja_training$ </text:p>
      <text:p text:style-name="P7"/>
      <text:p text:style-name="P7"/>
      <text:p text:style-name="P6"/>
      <text:p text:style-name="P8"><text:a xlink:type="simple" xlink:href="https://github.com/manish7-thakur/SpringBootMicroservice.git">https://github.com/manish7-thakur/SpringBootMicroservice.git</text:a></text:p>
      <text:p text:style-name="P8"/>
      <text:p text:style-name="P8"/>
      <text:p text:style-name="P8"><text:span text:style-name="Source_20_Text">914b3726e1b2f2e9597cbc574bed4b84fb13bdb2</text:span></text:p>
      <text:p text:style-name="P8"/>
      <text:p text:style-name="P8"/>
      <text:p text:style-name="P8"><text:span text:style-name="Source_20_Text"><text:span text:style-name="T3">sudo usermod -aG docker train</text:span></text:span></text:p>
      <text:p text:style-name="P8"/>
      <text:p text:style-name="P8"><text:a xlink:type="simple" xlink:href="https://get.docker.com/"><text:span text:style-name="Source_20_Text"><text:span text:style-name="T3">https://get.docker.com/</text:span></text:span></text:a></text:p>
      <text:p text:style-name="P8"/>
      <text:p text:style-name="P8"><text:a xlink:type="simple" xlink:href="https://github.com/manish7-thakur/SpringBootMicroservice"><text:span text:style-name="Source_20_Text"><text:span text:style-name="T3">https://github.com/manish7-thakur/SpringBootMicroservice</text:span></text:span></text:a></text:p>
      <text:p text:style-name="P8"/>
      <text:p text:style-name="P8"><text:a xlink:type="simple" xlink:href="http://localhost:8080/job/jja_job/"><text:span text:style-name="Source_20_Text"><text:span text:style-name="T3">http://localhost:8080/job/jja_job/</text:span></text:span></text:a></text:p>
      <text:p text:style-name="P8"/>
      <text:p text:style-name="P8"/>
      <text:p text:style-name="P8"><text:a xlink:type="simple" xlink:href="https://github.com/jjudea/jja_training/settings/hooks"><text:span text:style-name="Source_20_Text"><text:span text:style-name="T3">https://github.com/jjudea/jja_training/settings/hooks</text:span></text:span></text:a></text:p>
      <text:p text:style-name="P8"/>
      <text:p text:style-name="P10"><text:span text:style-name="Source_20_Text">DD_API_KEY=4897ab9c2f3cc6db383cb2bbbac4aadf bash -c "$(curl -L https://raw.githubusercontent.com/DataDog/dd-agent/master/packaging/datadog-agent/source/install_agent.sh)"</text:span></text:p>
      <text:p text:style-name="P8"/>
      <text:p text:style-name="P8"><text:span text:style-name="Source_20_Text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2:18:15.412856743</meta:creation-date>
    <dc:date>2016-09-28T17:20:32.352622939</dc:date>
    <meta:editing-duration>P1DT1M52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6" meta:paragraph-count="219" meta:word-count="818" meta:character-count="10470" meta:non-whitespace-character-count="9479"/>
  </office:meta>
</office:document-meta>
</file>